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19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rofile_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ver arrow forma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  <table:table-cell/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3832.4" calcext:value-type="float">
            <text:p>3832.4</text:p>
          </table:table-cell>
          <table:table-cell office:value-type="float" office:value="3890.9" calcext:value-type="float">
            <text:p>3890.9</text:p>
          </table:table-cell>
          <table:table-cell/>
          <table:table-cell table:formula="of:=[.G4]-[.F4]" office:value-type="float" office:value="58.5" calcext:value-type="float">
            <text:p>58.5</text:p>
          </table:table-cell>
          <table:table-cell/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338.1" calcext:value-type="float">
            <text:p>1338.1</text:p>
          </table:table-cell>
          <table:table-cell office:value-type="float" office:value="2016.9" calcext:value-type="float">
            <text:p>2016.9</text:p>
          </table:table-cell>
          <table:table-cell/>
          <table:table-cell table:formula="of:=[.G5]-[.F5]" office:value-type="float" office:value="678.8" calcext:value-type="float">
            <text:p>678.8</text:p>
          </table:table-cell>
          <table:table-cell/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82.3" calcext:value-type="float">
            <text:p>182.3</text:p>
          </table:table-cell>
          <table:table-cell office:value-type="float" office:value="207.1" calcext:value-type="float">
            <text:p>207.1</text:p>
          </table:table-cell>
          <table:table-cell/>
          <table:table-cell table:formula="of:=[.G6]-[.F6]" office:value-type="float" office:value="24.8" calcext:value-type="float">
            <text:p>24.8</text:p>
          </table:table-cell>
          <table:table-cell/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807.2" calcext:value-type="float">
            <text:p>1807.2</text:p>
          </table:table-cell>
          <table:table-cell office:value-type="float" office:value="2199.2" calcext:value-type="float">
            <text:p>2199.2</text:p>
          </table:table-cell>
          <table:table-cell/>
          <table:table-cell table:formula="of:=[.G7]-[.F7]" office:value-type="float" office:value="392" calcext:value-type="float">
            <text:p>39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Over native forma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Optimiser Time</text:p>
          </table:table-cell>
          <table:table-cell office:value-type="string" calcext:value-type="string">
            <text:p>Physical Planner Time</text:p>
          </table:table-cell>
          <table:table-cell office:value-type="string" calcext:value-type="string">
            <text:p>Planner Time</text:p>
          </table:table-cell>
          <table:table-cell office:value-type="string" calcext:value-type="string">
            <text:p>Execuction Time</text:p>
          </table:table-cell>
          <table:table-cell office:value-type="string" calcext:value-type="string">
            <text:p>Total Time</text:p>
          </table:table-cell>
          <table:table-cell/>
          <table:table-cell office:value-type="string" calcext:value-type="string">
            <text:p>Overhead</text:p>
          </table:table-cell>
          <table:table-cell office:value-type="string" calcext:value-type="string">
            <text:p>Relative Perf</text:p>
          </table:table-cell>
        </table:table-row>
        <table:table-row table:style-name="ro1">
          <table:table-cell office:value-type="string" calcext:value-type="string">
            <text:p>TPC-H Q1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4232.3" calcext:value-type="float">
            <text:p>4232.3</text:p>
          </table:table-cell>
          <table:table-cell office:value-type="float" office:value="4267.8" calcext:value-type="float">
            <text:p>4267.8</text:p>
          </table:table-cell>
          <table:table-cell/>
          <table:table-cell table:formula="of:=[.G13]-SUM([.C13:.F13])" office:value-type="float" office:value="34.3999999999996" calcext:value-type="float">
            <text:p>34.3999999999996</text:p>
          </table:table-cell>
          <table:table-cell table:style-name="ce2" table:formula="of:=[.G13]/[.G4]" office:value-type="float" office:value="1.09686704875479" calcext:value-type="float">
            <text:p>1.10</text:p>
          </table:table-cell>
        </table:table-row>
        <table:table-row table:style-name="ro1">
          <table:table-cell office:value-type="string" calcext:value-type="string">
            <text:p>TPC-H Q3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996.7" calcext:value-type="float">
            <text:p>1996.7</text:p>
          </table:table-cell>
          <table:table-cell table:style-name="ce1" office:value-type="float" office:value="2053.8" calcext:value-type="float">
            <text:p>2053.8</text:p>
          </table:table-cell>
          <table:table-cell/>
          <table:table-cell table:formula="of:=[.G14]-SUM([.C14:.F14])" office:value-type="float" office:value="55.9000000000001" calcext:value-type="float">
            <text:p>55.9000000000001</text:p>
          </table:table-cell>
          <table:table-cell table:style-name="ce2" table:formula="of:=[.G14]/[.G5]" office:value-type="float" office:value="1.01829540383757" calcext:value-type="float">
            <text:p>1.02</text:p>
          </table:table-cell>
        </table:table-row>
        <table:table-row table:style-name="ro1">
          <table:table-cell office:value-type="string" calcext:value-type="string">
            <text:p>TPC-H Q6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628.2" calcext:value-type="float">
            <text:p>1628.2</text:p>
          </table:table-cell>
          <table:table-cell office:value-type="float" office:value="1637.7" calcext:value-type="float">
            <text:p>1637.7</text:p>
          </table:table-cell>
          <table:table-cell/>
          <table:table-cell table:formula="of:=[.G15]-SUM([.C15:.F15])" office:value-type="float" office:value="8.90000000000009" calcext:value-type="float">
            <text:p>8.90000000000009</text:p>
          </table:table-cell>
          <table:table-cell table:style-name="ce2" table:formula="of:=[.G15]/[.G6]" office:value-type="float" office:value="7.90777402221149" calcext:value-type="float">
            <text:p>7.91</text:p>
          </table:table-cell>
        </table:table-row>
        <table:table-row table:style-name="ro1">
          <table:table-cell office:value-type="string" calcext:value-type="string">
            <text:p>TPC-H Q10</text:p>
          </table:table-cell>
          <table:table-cell office:value-type="string" calcext:value-type="string">
            <text:p>/nvtmp/AethraTestData/tpch/sf-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3127" calcext:value-type="float">
            <text:p>3127</text:p>
          </table:table-cell>
          <table:table-cell office:value-type="float" office:value="3221.8" calcext:value-type="float">
            <text:p>3221.8</text:p>
          </table:table-cell>
          <table:table-cell/>
          <table:table-cell table:formula="of:=[.G16]-SUM([.C16:.F16])" office:value-type="float" office:value="93.3000000000002" calcext:value-type="float">
            <text:p>93.3000000000002</text:p>
          </table:table-cell>
          <table:table-cell table:style-name="ce2" table:formula="of:=[.G16]/[.G7]" office:value-type="float" office:value="1.46498726809749" calcext:value-type="float">
            <text:p>1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2:58:51.5344919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9T14:04:23.204270232</dc:date>
    <meta:editing-duration>PT1H16M59S</meta:editing-duration>
    <meta:editing-cycles>6</meta:editing-cycles>
    <meta:generator>LibreOffice/7.6.2.1$Linux_X86_64 LibreOffice_project/60$Build-1</meta:generator>
    <meta:document-statistic meta:table-count="1" meta:cell-count="87" meta:object-count="0"/>
  </office:meta>
</office:document-meta>
</file>